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3pt" fo:language="ru" fo:country="RU" officeooo:rsid="001b73b9" officeooo:paragraph-rsid="001b73b9" style:font-size-asian="13pt" style:font-size-complex="13pt"/>
    </style:style>
    <style:style style:name="P2" style:family="paragraph" style:parent-style-name="Preformatted_20_Text">
      <style:paragraph-properties fo:line-height="120%" fo:text-align="justify" style:justify-single-word="false"/>
      <style:text-properties style:font-name="Times New Roman" fo:font-size="13pt" fo:language="ru" fo:country="RU" officeooo:rsid="001b73b9" officeooo:paragraph-rsid="001b73b9" style:font-size-asian="13pt" style:font-size-complex="13pt"/>
    </style:style>
    <style:style style:name="P3" style:family="paragraph" style:parent-style-name="Preformatted_20_Text">
      <style:paragraph-properties fo:line-height="120%" fo:text-align="justify" style:justify-single-word="false"/>
      <style:text-properties style:font-name="Times New Roman" fo:font-size="13pt" fo:language="ru" fo:country="RU" officeooo:rsid="001b73b9" officeooo:paragraph-rsid="0025af04" style:font-size-asian="13pt" style:font-size-complex="13pt"/>
    </style:style>
    <style:style style:name="P4" style:family="paragraph" style:parent-style-name="Preformatted_20_Text">
      <style:paragraph-properties fo:line-height="120%" fo:text-align="justify" style:justify-single-word="false"/>
      <style:text-properties style:font-name="Times New Roman" fo:font-size="13pt" fo:language="ru" fo:country="RU" officeooo:rsid="001b73b9" officeooo:paragraph-rsid="0022c58b" style:font-size-asian="13pt" style:font-size-complex="13pt"/>
    </style:style>
    <style:style style:name="P5" style:family="paragraph" style:parent-style-name="Preformatted_20_Text">
      <style:paragraph-properties fo:line-height="120%" fo:text-align="justify" style:justify-single-word="false"/>
      <style:text-properties style:font-name="Times New Roman" fo:font-size="13pt" fo:language="ru" fo:country="RU" officeooo:rsid="001b73b9" officeooo:paragraph-rsid="00310d37" style:font-size-asian="13pt" style:font-size-complex="13pt"/>
    </style:style>
    <style:style style:name="P6" style:family="paragraph" style:parent-style-name="Preformatted_20_Text">
      <style:paragraph-properties fo:line-height="120%" fo:text-align="justify" style:justify-single-word="false"/>
      <style:text-properties style:font-name="Times New Roman" fo:font-size="13pt" fo:language="ru" fo:country="RU" officeooo:rsid="001b73b9" officeooo:paragraph-rsid="0031d425" style:font-size-asian="13pt" style:font-size-complex="13pt"/>
    </style:style>
    <style:style style:name="P7" style:family="paragraph" style:parent-style-name="Preformatted_20_Text">
      <style:paragraph-properties fo:line-height="120%" fo:text-align="justify" style:justify-single-word="false"/>
      <style:text-properties style:font-name="Times New Roman" fo:font-size="13pt" fo:language="ru" fo:country="RU" officeooo:rsid="001b73b9" officeooo:paragraph-rsid="00336ae9" style:font-size-asian="13pt" style:font-size-complex="13pt"/>
    </style:style>
    <style:style style:name="P8" style:family="paragraph" style:parent-style-name="Preformatted_20_Text">
      <style:paragraph-properties fo:line-height="120%" fo:text-align="justify" style:justify-single-word="false"/>
      <style:text-properties style:font-name="Times New Roman" fo:font-size="13pt" fo:language="ru" fo:country="RU" officeooo:rsid="001b73b9" officeooo:paragraph-rsid="0039ba6c" style:font-size-asian="13pt" style:font-size-complex="13pt"/>
    </style:style>
    <style:style style:name="P9" style:family="paragraph" style:parent-style-name="Preformatted_20_Text">
      <style:paragraph-properties fo:line-height="120%" fo:text-align="justify" style:justify-single-word="false"/>
      <style:text-properties style:font-name="Times New Roman" fo:font-size="13pt" fo:language="ru" fo:country="RU" officeooo:rsid="001b73b9" officeooo:paragraph-rsid="0049efbc" style:font-size-asian="13pt" style:font-size-complex="13pt"/>
    </style:style>
    <style:style style:name="P10" style:family="paragraph" style:parent-style-name="Preformatted_20_Text">
      <style:paragraph-properties fo:line-height="120%" fo:text-align="justify" style:justify-single-word="false"/>
      <style:text-properties style:font-name="Times New Roman" fo:font-size="13pt" fo:language="ru" fo:country="RU" officeooo:rsid="001b73b9" officeooo:paragraph-rsid="0069e945" style:font-size-asian="13pt" style:font-size-complex="13pt"/>
    </style:style>
    <style:style style:name="P11" style:family="paragraph" style:parent-style-name="Preformatted_20_Text">
      <style:paragraph-properties fo:line-height="120%" fo:text-align="justify" style:justify-single-word="false"/>
      <style:text-properties style:font-name="Times New Roman" fo:font-size="13pt" fo:language="ru" fo:country="RU" officeooo:rsid="001b73b9" officeooo:paragraph-rsid="006b0409" style:font-size-asian="13pt" style:font-size-complex="13pt"/>
    </style:style>
    <style:style style:name="P12" style:family="paragraph" style:parent-style-name="Preformatted_20_Text">
      <style:paragraph-properties fo:line-height="120%" fo:text-align="justify" style:justify-single-word="false"/>
      <style:text-properties style:font-name="Times New Roman" fo:font-size="13pt" fo:language="ru" fo:country="RU" officeooo:rsid="001b73b9" officeooo:paragraph-rsid="006c6685" style:font-size-asian="13pt" style:font-size-complex="13pt"/>
    </style:style>
    <style:style style:name="P13" style:family="paragraph" style:parent-style-name="Preformatted_20_Text">
      <style:paragraph-properties fo:line-height="120%" fo:text-align="justify" style:justify-single-word="false"/>
      <style:text-properties style:font-name="Times New Roman" fo:font-size="13pt" fo:language="ru" fo:country="RU" officeooo:rsid="001b73b9" officeooo:paragraph-rsid="006e1d0b" style:font-size-asian="13pt" style:font-size-complex="13pt"/>
    </style:style>
    <style:style style:name="P14" style:family="paragraph" style:parent-style-name="Preformatted_20_Text">
      <style:paragraph-properties fo:line-height="120%" fo:text-align="justify" style:justify-single-word="false"/>
      <style:text-properties style:font-name="Times New Roman" fo:font-size="13pt" fo:language="ru" fo:country="RU" officeooo:rsid="001b73b9" officeooo:paragraph-rsid="00717a4c" style:font-size-asian="13pt" style:font-size-complex="13pt"/>
    </style:style>
    <style:style style:name="P15" style:family="paragraph" style:parent-style-name="Preformatted_20_Text">
      <style:paragraph-properties fo:line-height="120%" fo:text-align="justify" style:justify-single-word="false"/>
      <style:text-properties style:font-name="Times New Roman" fo:font-size="13pt" fo:language="ru" fo:country="RU" officeooo:rsid="001b73b9" officeooo:paragraph-rsid="00731cb8" style:font-size-asian="13pt" style:font-size-complex="13pt"/>
    </style:style>
    <style:style style:name="P16" style:family="paragraph" style:parent-style-name="Preformatted_20_Text">
      <style:paragraph-properties fo:line-height="150%" fo:text-align="justify" style:justify-single-word="false"/>
      <style:text-properties style:font-name="Times New Roman" fo:font-size="13pt" fo:language="ru" fo:country="RU" style:text-underline-style="none" fo:font-weight="bold" officeooo:rsid="001b73b9" officeooo:paragraph-rsid="001b73b9" style:font-size-asian="13pt" style:font-weight-asian="bold" style:font-size-complex="13pt" style:font-weight-complex="bold"/>
    </style:style>
    <style:style style:name="P17" style:family="paragraph" style:parent-style-name="Preformatted_20_Text">
      <style:paragraph-properties fo:line-height="150%" fo:text-align="justify" style:justify-single-word="false"/>
      <style:text-properties style:font-name="Times New Roman" fo:font-size="13pt" fo:language="ru" fo:country="RU" fo:font-weight="bold" officeooo:rsid="001b73b9" officeooo:paragraph-rsid="006f09de" style:font-size-asian="13pt" style:font-weight-asian="bold" style:font-size-complex="13pt" style:font-weight-complex="bold"/>
    </style:style>
    <style:style style:name="P18" style:family="paragraph" style:parent-style-name="Preformatted_20_Text">
      <style:paragraph-properties fo:line-height="150%" fo:text-align="justify" style:justify-single-word="false"/>
      <style:text-properties style:font-name="Times New Roman" fo:font-size="13pt" fo:language="ru" fo:country="RU" fo:font-weight="bold" officeooo:rsid="001b73b9" officeooo:paragraph-rsid="00703ecd" style:font-size-asian="13pt" style:font-weight-asian="bold" style:font-size-complex="13pt" style:font-weight-complex="bold"/>
    </style:style>
    <style:style style:name="P19" style:family="paragraph" style:parent-style-name="Preformatted_20_Text">
      <style:paragraph-properties fo:line-height="120%" fo:text-align="start" style:justify-single-word="false"/>
      <style:text-properties style:font-name="Times New Roman" fo:font-size="13pt" fo:language="ru" fo:country="RU" fo:font-style="italic" officeooo:rsid="001b73b9" officeooo:paragraph-rsid="001b73b9" style:font-size-asian="13pt" style:font-style-asian="italic" style:font-size-complex="13pt" style:font-style-complex="italic"/>
    </style:style>
    <style:style style:name="P20" style:family="paragraph" style:parent-style-name="Preformatted_20_Text">
      <style:paragraph-properties fo:line-height="120%" fo:text-align="start" style:justify-single-word="false"/>
      <style:text-properties style:font-name="Times New Roman" fo:font-size="13pt" fo:language="ru" fo:country="RU" fo:font-style="italic" officeooo:rsid="001b73b9" officeooo:paragraph-rsid="0022c58b" style:font-size-asian="13pt" style:font-style-asian="italic" style:font-size-complex="13pt" style:font-style-complex="italic"/>
    </style:style>
    <style:style style:name="P21" style:family="paragraph" style:parent-style-name="Preformatted_20_Text">
      <style:paragraph-properties fo:line-height="120%" fo:text-align="start" style:justify-single-word="false"/>
      <style:text-properties style:font-name="Times New Roman" fo:font-size="13pt" fo:language="ru" fo:country="RU" fo:font-style="italic" officeooo:rsid="001b73b9" officeooo:paragraph-rsid="00261405" style:font-size-asian="13pt" style:font-style-asian="italic" style:font-size-complex="13pt" style:font-style-complex="italic"/>
    </style:style>
    <style:style style:name="P22" style:family="paragraph" style:parent-style-name="Preformatted_20_Text">
      <style:paragraph-properties fo:line-height="120%" fo:text-align="start" style:justify-single-word="false"/>
      <style:text-properties style:font-name="Times New Roman" fo:font-size="13pt" fo:language="ru" fo:country="RU" fo:font-style="italic" officeooo:rsid="001b73b9" officeooo:paragraph-rsid="00272629" style:font-size-asian="13pt" style:font-style-asian="italic" style:font-size-complex="13pt" style:font-style-complex="italic"/>
    </style:style>
    <style:style style:name="P23" style:family="paragraph" style:parent-style-name="Preformatted_20_Text">
      <style:paragraph-properties fo:line-height="120%" fo:text-align="start" style:justify-single-word="false"/>
      <style:text-properties style:font-name="Times New Roman" fo:font-size="13pt" fo:language="ru" fo:country="RU" fo:font-style="italic" officeooo:rsid="004aadf6" officeooo:paragraph-rsid="004aadf6" style:font-size-asian="13pt" style:font-style-asian="italic" style:font-size-complex="13pt" style:font-style-complex="italic"/>
    </style:style>
    <style:style style:name="P24" style:family="paragraph" style:parent-style-name="Preformatted_20_Text">
      <style:paragraph-properties fo:text-align="center" style:justify-single-word="false"/>
      <style:text-properties style:font-name="Times New Roman" fo:font-size="14pt" fo:language="ru" fo:country="RU" fo:font-weight="bold" officeooo:rsid="001b73b9" officeooo:paragraph-rsid="001b73b9" style:font-size-asian="14pt" style:font-weight-asian="bold" style:font-size-complex="14pt" style:font-weight-complex="bold"/>
    </style:style>
    <style:style style:name="P25" style:family="paragraph" style:parent-style-name="Preformatted_20_Text" style:master-page-name="">
      <style:paragraph-properties fo:margin-left="-0.25in" fo:margin-right="-0.1866in" fo:margin-top="0in" fo:margin-bottom="0in" loext:contextual-spacing="false" fo:text-align="center" style:justify-single-word="false" fo:text-indent="0in" style:auto-text-indent="false" style:page-number="auto"/>
      <style:text-properties style:font-name="Times New Roman" fo:font-size="14pt" fo:language="ru" fo:country="RU" fo:font-weight="bold" officeooo:rsid="001b73b9" officeooo:paragraph-rsid="001b73b9" style:font-size-asian="14pt" style:font-weight-asian="bold" style:font-size-complex="14pt" style:font-weight-complex="bold"/>
    </style:style>
    <style:style style:name="P26" style:family="paragraph" style:parent-style-name="Preformatted_20_Text" style:master-page-name="">
      <style:paragraph-properties fo:margin-left="0in" fo:margin-right="0in" fo:margin-top="0in" fo:margin-bottom="0in" loext:contextual-spacing="false" fo:line-height="120%" fo:text-align="justify" style:justify-single-word="false" fo:text-indent="0.25in" style:auto-text-indent="false" style:page-number="auto"/>
      <style:text-properties style:font-name="Times New Roman" fo:font-size="13pt" fo:language="ru" fo:country="RU" style:text-underline-style="solid" style:text-underline-width="auto" style:text-underline-color="font-color" officeooo:rsid="001b73b9" officeooo:paragraph-rsid="001b73b9" style:font-size-asian="13pt" style:font-size-complex="13pt"/>
    </style:style>
    <style:style style:name="P27" style:family="paragraph" style:parent-style-name="Preformatted_20_Text" style:master-page-name="">
      <style:paragraph-properties fo:margin-left="0in" fo:margin-right="0in" fo:margin-top="0in" fo:margin-bottom="0in" loext:contextual-spacing="false" fo:line-height="120%" fo:text-align="justify" style:justify-single-word="false" fo:text-indent="0.25in" style:auto-text-indent="false" style:page-number="auto"/>
      <style:text-properties style:font-name="Times New Roman" fo:font-size="13pt" fo:language="ru" fo:country="RU" style:text-underline-style="solid" style:text-underline-width="auto" style:text-underline-color="font-color" officeooo:rsid="001b73b9" officeooo:paragraph-rsid="0022c58b" style:font-size-asian="13pt" style:font-size-complex="13pt"/>
    </style:style>
    <style:style style:name="P28" style:family="paragraph" style:parent-style-name="Preformatted_20_Text" style:master-page-name="">
      <style:paragraph-properties fo:margin-left="0in" fo:margin-right="0in" fo:margin-top="0in" fo:margin-bottom="0in" loext:contextual-spacing="false" fo:line-height="120%" fo:text-align="justify" style:justify-single-word="false" fo:text-indent="0.25in" style:auto-text-indent="false" style:page-number="auto"/>
      <style:text-properties style:font-name="Times New Roman" fo:font-size="13pt" fo:language="ru" fo:country="RU" officeooo:rsid="001b73b9" officeooo:paragraph-rsid="003c4a16" style:font-size-asian="13pt" style:font-size-complex="13pt"/>
    </style:style>
    <style:style style:name="P29" style:family="paragraph" style:parent-style-name="Preformatted_20_Text" style:master-page-name="">
      <style:paragraph-properties fo:margin-left="0in" fo:margin-right="0in" fo:margin-top="0in" fo:margin-bottom="0.0402in" loext:contextual-spacing="false" fo:line-height="120%" fo:text-align="justify" style:justify-single-word="false" fo:text-indent="0.25in" style:auto-text-indent="false" style:page-number="auto"/>
      <style:text-properties style:font-name="Times New Roman" fo:font-size="13pt" fo:language="ru" fo:country="RU" officeooo:rsid="001b73b9" officeooo:paragraph-rsid="00418009" style:font-size-asian="13pt" style:font-size-complex="13pt"/>
    </style:style>
    <style:style style:name="P30" style:family="paragraph" style:parent-style-name="Preformatted_20_Text" style:master-page-name="">
      <style:paragraph-properties fo:margin-left="0in" fo:margin-right="0in" fo:margin-top="0in" fo:margin-bottom="0.0402in" loext:contextual-spacing="false" fo:line-height="120%" fo:text-align="justify" style:justify-single-word="false" fo:text-indent="0.25in" style:auto-text-indent="false" style:page-number="auto"/>
      <style:text-properties style:font-name="Times New Roman" fo:font-size="13pt" fo:language="ru" fo:country="RU" officeooo:rsid="001b73b9" officeooo:paragraph-rsid="0057a271" style:font-size-asian="13pt" style:font-size-complex="13pt"/>
    </style:style>
    <style:style style:name="P31" style:family="paragraph" style:parent-style-name="Preformatted_20_Text" style:master-page-name="">
      <style:paragraph-properties fo:margin-left="0in" fo:margin-right="0in" fo:margin-top="0in" fo:margin-bottom="0.0402in" loext:contextual-spacing="false" fo:line-height="120%" fo:text-align="justify" style:justify-single-word="false" fo:text-indent="0.25in" style:auto-text-indent="false" style:page-number="auto"/>
      <style:text-properties style:font-name="Times New Roman" fo:font-size="13pt" fo:language="ru" fo:country="RU" officeooo:rsid="001b73b9" officeooo:paragraph-rsid="0038f1d5" style:font-size-asian="13pt" style:font-size-complex="13pt"/>
    </style:style>
    <style:style style:name="P32" style:family="paragraph" style:parent-style-name="Preformatted_20_Text" style:master-page-name="">
      <style:paragraph-properties fo:margin-left="0in" fo:margin-right="0in" fo:margin-top="0in" fo:margin-bottom="0.0402in" loext:contextual-spacing="false" fo:line-height="120%" fo:text-align="justify" style:justify-single-word="false" fo:text-indent="0.25in" style:auto-text-indent="false" style:page-number="auto"/>
      <style:text-properties style:font-name="Times New Roman" fo:font-size="13pt" fo:language="ru" fo:country="RU" officeooo:rsid="001b73b9" officeooo:paragraph-rsid="001b73b9" style:font-size-asian="13pt" style:font-size-complex="13pt"/>
    </style:style>
    <style:style style:name="P33" style:family="paragraph" style:parent-style-name="Preformatted_20_Text" style:master-page-name="">
      <style:paragraph-properties fo:margin-left="0in" fo:margin-right="0in" fo:margin-top="0in" fo:margin-bottom="0.0402in" loext:contextual-spacing="false" fo:line-height="120%" fo:text-align="justify" style:justify-single-word="false" fo:text-indent="0.25in" style:auto-text-indent="false" style:page-number="auto"/>
      <style:text-properties style:font-name="Times New Roman" fo:font-size="13pt" fo:language="ru" fo:country="RU" officeooo:rsid="001b73b9" officeooo:paragraph-rsid="002256df" style:font-size-asian="13pt" style:font-size-complex="13pt"/>
    </style:style>
    <style:style style:name="P34" style:family="paragraph" style:parent-style-name="Preformatted_20_Text" style:master-page-name="">
      <style:paragraph-properties fo:margin-left="0in" fo:margin-right="0in" fo:margin-top="0in" fo:margin-bottom="0.0402in" loext:contextual-spacing="false" fo:line-height="120%" fo:text-align="justify" style:justify-single-word="false" fo:text-indent="0.25in" style:auto-text-indent="false" style:page-number="auto"/>
      <style:text-properties style:font-name="Times New Roman" fo:font-size="13pt" fo:language="ru" fo:country="RU" officeooo:rsid="001b73b9" officeooo:paragraph-rsid="0035fd86" style:font-size-asian="13pt" style:font-size-complex="13pt"/>
    </style:style>
    <style:style style:name="P35" style:family="paragraph" style:parent-style-name="Preformatted_20_Text" style:master-page-name="">
      <style:paragraph-properties fo:margin-left="0in" fo:margin-right="0in" fo:margin-top="0in" fo:margin-bottom="0.0402in" loext:contextual-spacing="false" fo:line-height="120%" fo:text-align="justify" style:justify-single-word="false" fo:text-indent="0.25in" style:auto-text-indent="false" style:page-number="auto"/>
      <style:text-properties style:font-name="Times New Roman" fo:font-size="13pt" fo:language="ru" fo:country="RU" officeooo:rsid="001b73b9" officeooo:paragraph-rsid="0066ab5a" style:font-size-asian="13pt" style:font-size-complex="13pt"/>
    </style:style>
    <style:style style:name="P36" style:family="paragraph" style:parent-style-name="Preformatted_20_Text" style:master-page-name="">
      <style:paragraph-properties fo:margin-left="0in" fo:margin-right="0in" fo:margin-top="0in" fo:margin-bottom="0.0402in" loext:contextual-spacing="false" fo:line-height="120%" fo:text-align="justify" style:justify-single-word="false" fo:text-indent="0.25in" style:auto-text-indent="false" style:page-number="auto"/>
      <style:text-properties style:font-name="Times New Roman" fo:font-size="13pt" fo:language="ru" fo:country="RU" officeooo:rsid="001b73b9" officeooo:paragraph-rsid="0069e945" style:font-size-asian="13pt" style:font-size-complex="13pt"/>
    </style:style>
    <style:style style:name="P37" style:family="paragraph" style:parent-style-name="Preformatted_20_Text" style:master-page-name="">
      <style:paragraph-properties fo:margin-left="0in" fo:margin-right="0in" fo:margin-top="0in" fo:margin-bottom="0.0402in" loext:contextual-spacing="false" fo:line-height="120%" fo:text-align="justify" style:justify-single-word="false" fo:text-indent="0.25in" style:auto-text-indent="false" style:page-number="auto"/>
      <style:text-properties style:font-name="Times New Roman" fo:font-size="13pt" fo:language="ru" fo:country="RU" style:text-underline-style="solid" style:text-underline-width="auto" style:text-underline-color="font-color" officeooo:rsid="001b73b9" officeooo:paragraph-rsid="001b73b9" style:font-size-asian="13pt" style:font-size-complex="13pt"/>
    </style:style>
    <style:style style:name="P38" style:family="paragraph" style:parent-style-name="Preformatted_20_Text" style:master-page-name="">
      <style:paragraph-properties fo:margin-left="0in" fo:margin-right="0in" fo:margin-top="0in" fo:margin-bottom="0.0402in" loext:contextual-spacing="false" fo:line-height="120%" fo:text-align="justify" style:justify-single-word="false" fo:text-indent="0.25in" style:auto-text-indent="false" style:page-number="auto"/>
      <style:text-properties style:font-name="Times New Roman" fo:font-size="13pt" fo:language="ru" fo:country="RU" style:text-underline-style="solid" style:text-underline-width="auto" style:text-underline-color="font-color" officeooo:rsid="001b73b9" officeooo:paragraph-rsid="0069e945" style:font-size-asian="13pt" style:font-size-complex="13pt"/>
    </style:style>
    <style:style style:name="P39" style:family="paragraph" style:parent-style-name="Preformatted_20_Text" style:master-page-name="">
      <style:paragraph-properties fo:margin-left="0in" fo:margin-right="0in" fo:margin-top="0in" fo:margin-bottom="0.0402in" loext:contextual-spacing="false" fo:line-height="120%" fo:text-align="justify" style:justify-single-word="false" fo:text-indent="0.25in" style:auto-text-indent="false" style:page-number="auto"/>
      <style:text-properties style:font-name="Times New Roman" fo:font-size="13pt" fo:language="ru" fo:country="RU" style:text-underline-style="solid" style:text-underline-width="auto" style:text-underline-color="font-color" officeooo:rsid="001b73b9" officeooo:paragraph-rsid="006e1d0b" style:font-size-asian="13pt" style:font-size-complex="13pt"/>
    </style:style>
    <style:style style:name="P40" style:family="paragraph" style:parent-style-name="Preformatted_20_Text">
      <style:paragraph-properties fo:margin-left="0in" fo:margin-right="0in" fo:margin-top="0in" fo:margin-bottom="0.0402in" loext:contextual-spacing="false" fo:line-height="120%" fo:text-align="justify" style:justify-single-word="false" fo:text-indent="0.25in" style:auto-text-indent="false"/>
      <style:text-properties style:font-name="Times New Roman" fo:font-size="13pt" fo:language="ru" fo:country="RU" officeooo:rsid="001b73b9" officeooo:paragraph-rsid="00613a37" style:font-size-asian="13pt" style:font-size-complex="13pt"/>
    </style:style>
    <style:style style:name="P41" style:family="paragraph" style:parent-style-name="Preformatted_20_Text" style:master-page-name="">
      <style:paragraph-properties fo:margin-left="0in" fo:margin-right="0in" fo:margin-top="0in" fo:margin-bottom="0in" loext:contextual-spacing="false" fo:line-height="120%" fo:text-align="justify" style:justify-single-word="false" fo:text-indent="0.3118in" style:auto-text-indent="false" style:page-number="auto"/>
      <style:text-properties style:font-name="Times New Roman" fo:font-size="13pt" fo:language="ru" fo:country="RU" officeooo:rsid="001b73b9" officeooo:paragraph-rsid="00418009" style:font-size-asian="13pt" style:font-size-complex="13pt"/>
    </style:style>
    <style:style style:name="P42" style:family="paragraph" style:parent-style-name="Preformatted_20_Text" style:master-page-name="">
      <style:paragraph-properties fo:line-height="120%" fo:text-align="justify" style:justify-single-word="false" style:page-number="auto"/>
      <style:text-properties style:font-name="Times New Roman" fo:font-size="13pt" fo:language="ru" fo:country="RU" officeooo:rsid="001b73b9" officeooo:paragraph-rsid="0071dbd2" style:font-size-asian="13pt" style:font-size-complex="13pt"/>
    </style:style>
    <style:style style:name="P43" style:family="paragraph" style:parent-style-name="Preformatted_20_Text">
      <style:paragraph-properties fo:line-height="120%" fo:text-align="start" style:justify-single-word="false"/>
      <style:text-properties style:font-name="Times New Roman" fo:font-size="13pt" fo:language="ru" fo:country="RU" fo:font-style="italic" officeooo:rsid="007c8f39" officeooo:paragraph-rsid="007c8f39" style:font-size-asian="13pt" style:font-style-asian="italic" style:font-size-complex="13pt" style:font-style-complex="italic"/>
    </style:style>
    <style:style style:name="P44" style:family="paragraph" style:parent-style-name="Preformatted_20_Text">
      <style:paragraph-properties fo:line-height="120%" fo:text-align="start" style:justify-single-word="false"/>
      <style:text-properties style:font-name="Times New Roman" fo:font-size="13pt" fo:language="ru" fo:country="RU" fo:font-style="italic" officeooo:rsid="0087803e" officeooo:paragraph-rsid="0087803e" style:font-size-asian="13pt" style:font-style-asian="italic" style:font-size-complex="13pt" style:font-style-complex="italic"/>
    </style:style>
    <style:style style:name="P45" style:family="paragraph" style:parent-style-name="Preformatted_20_Text">
      <style:paragraph-properties fo:line-height="120%" fo:text-align="start" style:justify-single-word="false"/>
      <style:text-properties style:font-name="Times New Roman" fo:font-size="13pt" fo:language="ru" fo:country="RU" fo:font-style="italic" officeooo:rsid="004aadf6" officeooo:paragraph-rsid="0092289a" style:font-size-asian="13pt" style:font-style-asian="italic" style:font-size-complex="13pt" style:font-style-complex="italic"/>
    </style:style>
    <style:style style:name="P46" style:family="paragraph" style:parent-style-name="Preformatted_20_Text">
      <style:paragraph-properties fo:line-height="120%" fo:text-align="justify" style:justify-single-word="false"/>
      <style:text-properties style:font-name="Times New Roman" fo:font-size="13pt" fo:language="ru" fo:country="RU" officeooo:rsid="001b73b9" officeooo:paragraph-rsid="0092289a" style:font-size-asian="13pt" style:font-size-complex="13pt"/>
    </style:style>
    <style:style style:name="P47" style:family="paragraph" style:parent-style-name="Preformatted_20_Text">
      <style:paragraph-properties fo:margin-left="0in" fo:margin-right="0in" fo:margin-top="0in" fo:margin-bottom="0.0402in" loext:contextual-spacing="false" fo:line-height="120%" fo:text-align="justify" style:justify-single-word="false" fo:text-indent="0.25in" style:auto-text-indent="false"/>
      <style:text-properties style:font-name="Times New Roman" fo:font-size="13pt" fo:language="ru" fo:country="RU" fo:font-style="normal" officeooo:rsid="001b73b9" officeooo:paragraph-rsid="0085236a" style:font-size-asian="13pt" style:font-style-asian="normal" style:font-size-complex="13pt" style:font-style-complex="normal"/>
    </style:style>
    <style:style style:name="P48" style:family="paragraph" style:parent-style-name="Preformatted_20_Text">
      <style:paragraph-properties fo:margin-left="0in" fo:margin-right="0in" fo:margin-top="0in" fo:margin-bottom="0.0402in" loext:contextual-spacing="false" fo:line-height="120%" fo:text-align="justify" style:justify-single-word="false" fo:text-indent="0.25in" style:auto-text-indent="false"/>
      <style:text-properties style:font-name="Times New Roman" fo:font-size="13pt" fo:language="ru" fo:country="RU" fo:font-style="normal" officeooo:rsid="001b73b9" officeooo:paragraph-rsid="0092289a" style:font-size-asian="13pt" style:font-style-asian="normal" style:font-size-complex="13pt" style:font-style-complex="normal"/>
    </style:style>
    <style:style style:name="P49" style:family="paragraph" style:parent-style-name="Preformatted_20_Text">
      <style:paragraph-properties fo:margin-left="0in" fo:margin-right="0in" fo:margin-top="0in" fo:margin-bottom="0.0402in" loext:contextual-spacing="false" fo:line-height="120%" fo:text-align="justify" style:justify-single-word="false" fo:text-indent="0.25in" style:auto-text-indent="false"/>
      <style:text-properties style:font-name="Times New Roman" fo:font-size="13pt" fo:language="ru" fo:country="RU" officeooo:rsid="001b73b9" officeooo:paragraph-rsid="0085236a" style:font-size-asian="13pt" style:font-size-complex="13pt"/>
    </style:style>
    <style:style style:name="P50" style:family="paragraph" style:parent-style-name="Preformatted_20_Text">
      <style:paragraph-properties fo:margin-left="0in" fo:margin-right="0in" fo:margin-top="0in" fo:margin-bottom="0.0402in" loext:contextual-spacing="false" fo:line-height="120%" fo:text-align="justify" style:justify-single-word="false" fo:text-indent="0.25in" style:auto-text-indent="false"/>
      <style:text-properties style:font-name="Times New Roman" fo:font-size="13pt" fo:language="ru" fo:country="RU" officeooo:rsid="001b73b9" officeooo:paragraph-rsid="008fa9e6" style:font-size-asian="13pt" style:font-size-complex="13pt"/>
    </style:style>
    <style:style style:name="P51" style:family="paragraph" style:parent-style-name="Preformatted_20_Text">
      <style:paragraph-properties fo:margin-left="0in" fo:margin-right="0in" fo:margin-top="0in" fo:margin-bottom="0.0402in" loext:contextual-spacing="false" fo:line-height="120%" fo:text-align="justify" style:justify-single-word="false" fo:text-indent="0.25in" style:auto-text-indent="false"/>
      <style:text-properties style:font-name="Times New Roman" fo:font-size="13pt" fo:language="ru" fo:country="RU" officeooo:rsid="001b73b9" officeooo:paragraph-rsid="0092289a" style:font-size-asian="13pt" style:font-size-complex="13pt"/>
    </style:style>
    <style:style style:name="P52" style:family="paragraph" style:parent-style-name="Preformatted_20_Text" style:master-page-name="">
      <style:paragraph-properties fo:margin-left="0in" fo:margin-right="0in" fo:margin-top="0in" fo:margin-bottom="0.0402in" loext:contextual-spacing="false" fo:line-height="120%" fo:text-align="justify" style:justify-single-word="false" fo:text-indent="0.25in" style:auto-text-indent="false" style:page-number="auto"/>
      <style:text-properties style:font-name="Times New Roman" fo:font-size="13pt" fo:language="ru" fo:country="RU" officeooo:rsid="001b73b9" officeooo:paragraph-rsid="00770139" style:font-size-asian="13pt" style:font-size-complex="13pt"/>
    </style:style>
    <style:style style:name="P53" style:family="paragraph" style:parent-style-name="Preformatted_20_Text" style:master-page-name="">
      <style:paragraph-properties fo:margin-left="0in" fo:margin-right="0in" fo:margin-top="0in" fo:margin-bottom="0.0402in" loext:contextual-spacing="false" fo:line-height="120%" fo:text-align="justify" style:justify-single-word="false" fo:text-indent="0.25in" style:auto-text-indent="false" style:page-number="auto"/>
      <style:text-properties style:font-name="Times New Roman" fo:font-size="13pt" fo:language="ru" fo:country="RU" officeooo:rsid="001b73b9" officeooo:paragraph-rsid="0092289a" style:font-size-asian="13pt" style:font-size-complex="13pt"/>
    </style:style>
    <style:style style:name="P54" style:family="paragraph" style:parent-style-name="Preformatted_20_Text" style:master-page-name="">
      <style:paragraph-properties fo:margin-left="0in" fo:margin-right="0in" fo:margin-top="0in" fo:margin-bottom="0in" loext:contextual-spacing="false" fo:line-height="120%" fo:text-align="justify" style:justify-single-word="false" fo:text-indent="0.25in" style:auto-text-indent="false" style:page-number="auto"/>
      <style:text-properties style:font-name="Times New Roman" fo:font-size="13pt" fo:language="ru" fo:country="RU" officeooo:rsid="001b73b9" officeooo:paragraph-rsid="0092289a" style:font-size-asian="13pt" style:font-size-complex="13pt"/>
    </style:style>
    <style:style style:name="P55" style:family="paragraph" style:parent-style-name="Preformatted_20_Text">
      <style:paragraph-properties fo:margin-left="0in" fo:margin-right="0in" fo:margin-top="0in" fo:margin-bottom="0in" loext:contextual-spacing="false" fo:line-height="120%" fo:text-align="justify" style:justify-single-word="false" fo:text-indent="0.3118in" style:auto-text-indent="false"/>
      <style:text-properties style:font-name="Times New Roman" fo:font-size="13pt" fo:language="ru" fo:country="RU" officeooo:rsid="001b73b9" officeooo:paragraph-rsid="0085236a" style:font-size-asian="13pt" style:font-size-complex="13pt"/>
    </style:style>
    <style:style style:name="T1" style:family="text">
      <style:text-properties fo:language="en" fo:country="US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3793c9"/>
    </style:style>
    <style:style style:name="T4" style:family="text">
      <style:text-properties style:text-underline-style="none" officeooo:rsid="0038f1d5"/>
    </style:style>
    <style:style style:name="T5" style:family="text">
      <style:text-properties style:text-underline-style="none" officeooo:rsid="0064eb14"/>
    </style:style>
    <style:style style:name="T6" style:family="text">
      <style:text-properties style:text-underline-style="none" officeooo:rsid="0065b915"/>
    </style:style>
    <style:style style:name="T7" style:family="text">
      <style:text-properties style:text-underline-style="none" officeooo:rsid="0066ab5a"/>
    </style:style>
    <style:style style:name="T8" style:family="text">
      <style:text-properties style:text-underline-style="none" officeooo:rsid="0067b867"/>
    </style:style>
    <style:style style:name="T9" style:family="text">
      <style:text-properties style:text-underline-style="none" officeooo:rsid="0059dcf6"/>
    </style:style>
    <style:style style:name="T10" style:family="text">
      <style:text-properties style:text-underline-style="none" officeooo:rsid="008dd791"/>
    </style:style>
    <style:style style:name="T11" style:family="text">
      <style:text-properties style:text-underline-style="none" officeooo:rsid="008ef224"/>
    </style:style>
    <style:style style:name="T12" style:family="text">
      <style:text-properties style:text-underline-style="none" officeooo:rsid="008f3974"/>
    </style:style>
    <style:style style:name="T13" style:family="text">
      <style:text-properties style:text-underline-style="none" officeooo:rsid="008fa9e6"/>
    </style:style>
    <style:style style:name="T14" style:family="text">
      <style:text-properties style:text-underline-style="none" officeooo:rsid="00902362"/>
    </style:style>
    <style:style style:name="T15" style:family="text">
      <style:text-properties style:text-underline-style="none" officeooo:rsid="00906b92"/>
    </style:style>
    <style:style style:name="T16" style:family="text">
      <style:text-properties style:text-underline-style="none" officeooo:rsid="004aadf6"/>
    </style:style>
    <style:style style:name="T17" style:family="text">
      <style:text-properties officeooo:rsid="001f62d5"/>
    </style:style>
    <style:style style:name="T18" style:family="text">
      <style:text-properties officeooo:rsid="00215502"/>
    </style:style>
    <style:style style:name="T19" style:family="text">
      <style:text-properties officeooo:rsid="002256df"/>
    </style:style>
    <style:style style:name="T20" style:family="text">
      <style:text-properties officeooo:rsid="0022c58b"/>
    </style:style>
    <style:style style:name="T21" style:family="text">
      <style:text-properties officeooo:rsid="0024a88f"/>
    </style:style>
    <style:style style:name="T22" style:family="text">
      <style:text-properties officeooo:rsid="0025af04"/>
    </style:style>
    <style:style style:name="T23" style:family="text">
      <style:text-properties officeooo:rsid="00261405"/>
    </style:style>
    <style:style style:name="T24" style:family="text">
      <style:text-properties officeooo:rsid="00272629"/>
    </style:style>
    <style:style style:name="T25" style:family="text">
      <style:text-properties officeooo:rsid="00285cac"/>
    </style:style>
    <style:style style:name="T26" style:family="text">
      <style:text-properties officeooo:rsid="002a41ad"/>
    </style:style>
    <style:style style:name="T27" style:family="text">
      <style:text-properties officeooo:rsid="002b1d04"/>
    </style:style>
    <style:style style:name="T28" style:family="text">
      <style:text-properties officeooo:rsid="002c626a"/>
    </style:style>
    <style:style style:name="T29" style:family="text">
      <style:text-properties officeooo:rsid="002ca662"/>
    </style:style>
    <style:style style:name="T30" style:family="text">
      <style:text-properties officeooo:rsid="002d230d"/>
    </style:style>
    <style:style style:name="T31" style:family="text">
      <style:text-properties officeooo:rsid="002fb1fb"/>
    </style:style>
    <style:style style:name="T32" style:family="text">
      <style:text-properties officeooo:rsid="0030a57c"/>
    </style:style>
    <style:style style:name="T33" style:family="text">
      <style:text-properties officeooo:rsid="00310d37"/>
    </style:style>
    <style:style style:name="T34" style:family="text">
      <style:text-properties officeooo:rsid="0031d425"/>
    </style:style>
    <style:style style:name="T35" style:family="text">
      <style:text-properties officeooo:rsid="003459e0"/>
    </style:style>
    <style:style style:name="T36" style:family="text">
      <style:text-properties officeooo:rsid="0035fd86"/>
    </style:style>
    <style:style style:name="T37" style:family="text">
      <style:text-properties officeooo:rsid="003793c9"/>
    </style:style>
    <style:style style:name="T38" style:family="text">
      <style:text-properties officeooo:rsid="0038f1d5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officeooo:rsid="0039ba6c"/>
    </style:style>
    <style:style style:name="T41" style:family="text">
      <style:text-properties style:text-underline-style="solid" style:text-underline-width="auto" style:text-underline-color="font-color" officeooo:rsid="003c4a16"/>
    </style:style>
    <style:style style:name="T42" style:family="text">
      <style:text-properties style:text-underline-style="solid" style:text-underline-width="auto" style:text-underline-color="font-color" officeooo:rsid="004726fe"/>
    </style:style>
    <style:style style:name="T43" style:family="text">
      <style:text-properties style:text-underline-style="solid" style:text-underline-width="auto" style:text-underline-color="font-color" officeooo:rsid="0047f15d"/>
    </style:style>
    <style:style style:name="T44" style:family="text">
      <style:text-properties style:text-underline-style="solid" style:text-underline-width="auto" style:text-underline-color="font-color" officeooo:rsid="004aadf6"/>
    </style:style>
    <style:style style:name="T45" style:family="text">
      <style:text-properties style:text-underline-style="solid" style:text-underline-width="auto" style:text-underline-color="font-color" officeooo:rsid="0069e945"/>
    </style:style>
    <style:style style:name="T46" style:family="text">
      <style:text-properties style:text-underline-style="solid" style:text-underline-width="auto" style:text-underline-color="font-color" officeooo:rsid="0092289a"/>
    </style:style>
    <style:style style:name="T47" style:family="text">
      <style:text-properties officeooo:rsid="003d176f"/>
    </style:style>
    <style:style style:name="T48" style:family="text">
      <style:text-properties officeooo:rsid="003f9056"/>
    </style:style>
    <style:style style:name="T49" style:family="text">
      <style:text-properties officeooo:rsid="00405568"/>
    </style:style>
    <style:style style:name="T50" style:family="text">
      <style:text-properties officeooo:rsid="00408aac"/>
    </style:style>
    <style:style style:name="T51" style:family="text">
      <style:text-properties officeooo:rsid="00418009"/>
    </style:style>
    <style:style style:name="T52" style:family="text">
      <style:text-properties officeooo:rsid="0049efbc"/>
    </style:style>
    <style:style style:name="T53" style:family="text">
      <style:text-properties officeooo:rsid="004d0059"/>
    </style:style>
    <style:style style:name="T54" style:family="text">
      <style:text-properties officeooo:rsid="00519e88"/>
    </style:style>
    <style:style style:name="T55" style:family="text">
      <style:text-properties officeooo:rsid="00547ec6"/>
    </style:style>
    <style:style style:name="T56" style:family="text">
      <style:text-properties officeooo:rsid="005571b8"/>
    </style:style>
    <style:style style:name="T57" style:family="text">
      <style:text-properties officeooo:rsid="0059dcf6"/>
    </style:style>
    <style:style style:name="T58" style:family="text">
      <style:text-properties officeooo:rsid="005d90a7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officeooo:rsid="0035fd86" style:font-style-asian="italic" style:font-style-complex="italic"/>
    </style:style>
    <style:style style:name="T61" style:family="text">
      <style:text-properties fo:font-style="italic" officeooo:rsid="005d90a7" style:font-style-asian="italic" style:font-style-complex="italic"/>
    </style:style>
    <style:style style:name="T62" style:family="text">
      <style:text-properties fo:font-style="italic" officeooo:rsid="006a1fa1" style:font-style-asian="italic" style:font-style-complex="italic"/>
    </style:style>
    <style:style style:name="T63" style:family="text">
      <style:text-properties fo:font-style="italic" officeooo:rsid="007c8f39" style:font-style-asian="italic" style:font-style-complex="italic"/>
    </style:style>
    <style:style style:name="T64" style:family="text">
      <style:text-properties fo:font-style="italic" officeooo:rsid="0081f35a" style:font-style-asian="italic" style:font-style-complex="italic"/>
    </style:style>
    <style:style style:name="T65" style:family="text">
      <style:text-properties fo:font-style="italic" officeooo:rsid="0038f1d5" style:font-style-asian="italic" style:font-style-complex="italic"/>
    </style:style>
    <style:style style:name="T66" style:family="text">
      <style:text-properties fo:font-style="italic" style:text-underline-style="none" officeooo:rsid="0087803e" style:font-style-asian="italic" style:font-style-complex="italic"/>
    </style:style>
    <style:style style:name="T67" style:family="text">
      <style:text-properties fo:font-style="normal" officeooo:rsid="006b0409" style:font-style-asian="normal" style:font-style-complex="normal"/>
    </style:style>
    <style:style style:name="T68" style:family="text">
      <style:text-properties fo:font-style="normal" officeooo:rsid="0071dbd2" style:font-style-asian="normal" style:font-style-complex="normal"/>
    </style:style>
    <style:style style:name="T69" style:family="text">
      <style:text-properties fo:font-style="normal" style:text-underline-style="none" officeooo:rsid="004aadf6" style:font-style-asian="normal" style:font-style-complex="normal"/>
    </style:style>
    <style:style style:name="T70" style:family="text">
      <style:text-properties fo:font-style="normal" style:text-underline-style="none" officeooo:rsid="0087803e" style:font-style-asian="normal" style:font-style-complex="normal"/>
    </style:style>
    <style:style style:name="T71" style:family="text">
      <style:text-properties fo:font-style="normal" style:text-underline-style="none" officeooo:rsid="008ef224" style:font-style-asian="normal" style:font-style-complex="normal"/>
    </style:style>
    <style:style style:name="T72" style:family="text">
      <style:text-properties fo:font-style="normal" style:text-underline-style="none" officeooo:rsid="008fa9e6" style:font-style-asian="normal" style:font-style-complex="normal"/>
    </style:style>
    <style:style style:name="T73" style:family="text">
      <style:text-properties officeooo:rsid="0069a6fb"/>
    </style:style>
    <style:style style:name="T74" style:family="text">
      <style:text-properties officeooo:rsid="006a1fa1"/>
    </style:style>
    <style:style style:name="T75" style:family="text">
      <style:text-properties officeooo:rsid="006e1d0b"/>
    </style:style>
    <style:style style:name="T76" style:family="text">
      <style:text-properties officeooo:rsid="0070e85e"/>
    </style:style>
    <style:style style:name="T77" style:family="text">
      <style:text-properties officeooo:rsid="0071dbd2"/>
    </style:style>
    <style:style style:name="T78" style:family="text">
      <style:text-properties officeooo:rsid="0078de5a"/>
    </style:style>
    <style:style style:name="T79" style:family="text">
      <style:text-properties officeooo:rsid="007c8f39"/>
    </style:style>
    <style:style style:name="T80" style:family="text">
      <style:text-properties officeooo:rsid="007ddcda"/>
    </style:style>
    <style:style style:name="T81" style:family="text">
      <style:text-properties officeooo:rsid="007f2a08"/>
    </style:style>
    <style:style style:name="T82" style:family="text">
      <style:text-properties officeooo:rsid="0080fa46"/>
    </style:style>
    <style:style style:name="T83" style:family="text">
      <style:text-properties fo:font-size="8pt" officeooo:rsid="0038f1d5" style:font-size-asian="8pt" style:font-size-complex="8pt"/>
    </style:style>
    <style:style style:name="T84" style:family="text">
      <style:text-properties fo:font-size="8pt" officeooo:rsid="0085236a" style:font-size-asian="8pt" style:font-size-complex="8pt"/>
    </style:style>
    <style:style style:name="T85" style:family="text">
      <style:text-properties officeooo:rsid="008878b7"/>
    </style:style>
    <style:style style:name="T86" style:family="text">
      <style:text-properties officeooo:rsid="008a75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Практические примеры работы с планировщиком mpd-scheduler</text:p>
      <text:p text:style-name="P24">(примеры заданий в директории <text:span text:style-name="T62">mpdroot</text:span><text:span text:style-name="T59">\macro\mpd_scheduler\examples</text:span>).</text:p>
      <text:p text:style-name="P1"/>
      <text:p text:style-name="P16">0. Обычный (последовательный) запуск за<text:span text:style-name="T48">даний</text:span> (макросов ROOT).</text:p>
      <text:p text:style-name="P26">0.1.1. <text:span text:style-name="T50">З</text:span>апуск моделирования на одном процессоре (ядре) своего компьютера:</text:p>
      <text:p text:style-name="P2">- Создать XML-файл с заданием, например, jobMC.xml следующего вида (или скорректировать пример job_local_runMC.xml):</text:p>
      <text:p text:style-name="P19">&lt;job&gt;</text:p>
      <text:p text:style-name="P19"><text:s/>&lt;<text:span text:style-name="T1">macro</text:span> <text:span text:style-name="T1">name</text:span>="$VMCWORKDIR/macro/mpd/runMC.C"/&gt;</text:p>
      <text:p text:style-name="P19"><text:s/>&lt;file input="auau.09gev.mbias.98k.ftn14" output="$VMCWORKDIR/macro/mpd/evetest.root" start_event="0" count_event="100000"/&gt;</text:p>
      <text:p text:style-name="P19"><text:s/>&lt;run mode="local" count="1" config="$VMCWORKDIR/build/config.sh"/&gt;</text:p>
      <text:p text:style-name="P19">&lt;/job&gt;</text:p>
      <text:p text:style-name="P2">- Убедиться, что среда окружения находится по пути, указанном в параметре <text:span text:style-name="T59">config</text:span> (в данном случае - ~/mpdroot/build/config.sh)</text:p>
      <text:p text:style-name="P2">- Запустить планировщик с созданным заданием при помощи команды:</text:p>
      <text:p text:style-name="P2">mpd-scheduler jobMC.xml</text:p>
      <text:p text:style-name="P32">В данном случае производится запуск макроса runMC.C среды <text:span text:style-name="T1">MPDRoot</text:span> на локальной машине для моделирования 100 000 событий входного файла auau.09gev.mbias.98k.ftn14 (полный путь формируется внутри <text:span text:style-name="T17">самого </text:span>макроса runMC.C), начиная с 0 события, <text:span text:style-name="T19">с сохранением результата в </text:span>файл - $VMCWORKDIR/macro/mpd/evetest.root.</text:p>
      <text:p text:style-name="P26">0.1.2. <text:span text:style-name="T50">З</text:span>апуск реконструкции на одном процессоре (ядре) своего компьютера:</text:p>
      <text:p text:style-name="P2">- Создать XML-файл с заданием, например, jobReco.xml следующего вида (или скорректировать пример job_local_reco.xml):</text:p>
      <text:p text:style-name="P19">&lt;job&gt;</text:p>
      <text:p text:style-name="P19"><text:s/>&lt;macro name="$VMCWORKDIR/macro/mpd/reco.C" start_event="0" count_event="800"/&gt;</text:p>
      <text:p text:style-name="P19"><text:s/>&lt;file input="$VMCWORKDIR/macro/mpd/evetest.root" output="$VMCWORKDIR/macro/mpd/mpddst.root"/&gt;</text:p>
      <text:p text:style-name="P19"><text:s/>&lt;run mode="local" count="1" config="$VMCWORKDIR/build/config.sh"/&gt;</text:p>
      <text:p text:style-name="P19">&lt;/job&gt;</text:p>
      <text:p text:style-name="P2">- Убедиться, что среда окружения находится по пути, указанном в параметре <text:span text:style-name="T59">config</text:span> (в данном случае - ~/mpdroot/build/config.sh)</text:p>
      <text:p text:style-name="P2">- Запустить планировщик с созданным заданием при помощи команды:</text:p>
      <text:p text:style-name="P2">mpd-scheduler jobReco.xml</text:p>
      <text:p text:style-name="P33">В данном случае производится запуск макроса reco.C среды MPDRoot на локальной машине для реконструкции <text:span text:style-name="T18">8</text:span>00 событий всех входных файлов, в данном случае $VMCWORKDIR/macro/mpd/evetest.root, начиная с 0 события, <text:span text:style-name="T19">с сохранением результата </text:span><text:soft-page-break/><text:span text:style-name="T19">в </text:span>файл - $VMCWORKDIR/macro/mpd/mpddst.root.</text:p>
      <text:p text:style-name="P26">0.2.1. <text:span text:style-name="T51">З</text:span>апуск моделирования на одном процессоре (ядре) кластера NICA:</text:p>
      <text:p text:style-name="P2">- Создать XML-файл с заданием, например, jobСlusterMC.xml следующего вида (или скорректировать пример job_global_runMC.xml):</text:p>
      <text:p text:style-name="P19">&lt;job&gt;</text:p>
      <text:p text:style-name="P19"><text:s/>&lt;macro name="~/mpdroot/macro/mpd/runMC.C"/&gt;</text:p>
      <text:p text:style-name="P19"><text:s/>&lt;file input="/nica/mpd1/data4mpd/UrQMD/1.3/auau.09gev.mbias.98k.ftn14" output="~/mpdroot/macro/mpd/evetest.root" start_event="0" count_event="<text:span text:style-name="T27">0</text:span>"/&gt;</text:p>
      <text:p text:style-name="P19"><text:s/>&lt;run mode="global" count="1" config="~/mpdroot/build/config.sh"/&gt;</text:p>
      <text:p text:style-name="P19">&lt;/job&gt;</text:p>
      <text:p text:style-name="P2">- Убедиться, что среда окружения находится по пути, указанном в параметре <text:span text:style-name="T59">config</text:span> (в данном случае - ~/mpdroot/build/config.sh)</text:p>
      <text:p text:style-name="P2">- Запустить планировщик с созданным заданием на интерактивной машине кластера NICA при помощи команды:</text:p>
      <text:p text:style-name="P2">mpd-scheduler jobClusterMC.xml</text:p>
      <text:p text:style-name="P29">В данном случае производится запуск макроса runMC.C среды MPDRoot на сервере кластера NICA для моделирования всех событий входного файла - /nica/mpd1/data4mpd/UrQMD/1.3/auau.09gev.mbias.98k.ftn14, начиная с 0 события, <text:span text:style-name="T19">с сохранением результата в </text:span>файл - ~/mpdroot/macro/mpd/evetest.root.</text:p>
      <text:p text:style-name="P49"><text:span text:style-name="T47">После запуска задания появляется сообщение вида: ''mpd-scheduler$ Job has been started with ID: 3. Enter 'qstat' command to check status''. При помощи приведённой команды qstat можно просмотреть состояние выполняемого задания.</text:span> <text:span text:style-name="T47">Выводы сообщений и ошибок записываются в файл mpd-task.o[N], где N — номер задания системы планирования.</text:span></text:p>
      <text:p text:style-name="P27">0.2.<text:span text:style-name="T20">2.</text:span> <text:span text:style-name="T51">З</text:span>апуск <text:span text:style-name="T20">реконструкции</text:span> на одном процессоре (ядре) кластера NICA:</text:p>
      <text:p text:style-name="P3">- Создать XML-файл с заданием, например, jobСluster<text:span text:style-name="T21">Reco</text:span>.xml следующего вида (или скорректировать пример <text:span text:style-name="T22">job_global_reco.xml</text:span>):</text:p>
      <text:p text:style-name="P20">&lt;job&gt;</text:p>
      <text:p text:style-name="P21"><text:s/>&lt;macro name="~/mpdroot/macro/mpd/<text:span text:style-name="T23">reco.C</text:span>"/&gt;</text:p>
      <text:p text:style-name="P22"><text:s/>&lt;file input=<text:span text:style-name="T23">"~/mpdroot/macro/mpd/evetest.root"</text:span> output=<text:span text:style-name="T24">"~/mpdroot/macro/mpd/mpddst.root"</text:span> start_event="0" count_event="<text:span text:style-name="T28">100000</text:span>"/&gt;</text:p>
      <text:p text:style-name="P20"><text:s/>&lt;run mode="global" count="1" config="~/mpdroot/build/config.sh"/&gt;</text:p>
      <text:p text:style-name="P20">&lt;/job&gt;</text:p>
      <text:p text:style-name="P4">- Убедиться, что среда окружения находится по пути, указанном в параметре <text:span text:style-name="T59">config</text:span> (в данном случае - ~/mpdroot/build/config.sh)</text:p>
      <text:p text:style-name="P4">- Запустить планировщик с созданным заданием на интерактивной машине кластера NICA при помощи команды:</text:p>
      <text:p text:style-name="P4">mpd-scheduler jobCluster<text:span text:style-name="T25">Reco</text:span>.xml</text:p>
      <text:p text:style-name="P41">В данном случае производится запуск макроса r<text:span text:style-name="T26">eco</text:span>.C среды MPDRoot на сервере кластера NICA для моделирования <text:span text:style-name="T29">100 000</text:span> событий входного файла - <text:soft-page-break/><text:span text:style-name="T23">~/mpdroot/macro/mpd/evetest.root</text:span>, начиная с 0 события, <text:span text:style-name="T19">с сохранением результата в </text:span>файл - <text:span text:style-name="T24">~/mpdroot/macro/mpd/mpddst.root</text:span>.</text:p>
      <text:p text:style-name="P55"><text:span text:style-name="T49">После запуска задания появляется сообщение вида: ''mpd-scheduler$ Job has been started with ID: 3585. Enter 'qstat' command to check status''. При помощи приведённой команды qstat можно просмотреть состояние выполняемого задания.</text:span> <text:span text:style-name="T47">Выводы сообщений и ошибок записываются в файл mpd-task.o[N], где N — номер задания системы планирования.</text:span></text:p>
      <text:p text:style-name="P2"/>
      <text:p text:style-name="P17">1. Параллельная обработка <text:span text:style-name="T48">заданий </text:span><text:span text:style-name="T2">(макросов ROOT) </text:span>на своём многоядерном компьютере.</text:p>
      <text:p text:style-name="P37"><text:span text:style-name="T30">1.1.</text:span> <text:span text:style-name="T51">П</text:span>араллельное моделирование для одного входного файла выбранного генератора</text:p>
      <text:p text:style-name="P5">- Создать XML-файл с заданием, например, job<text:span text:style-name="T32">Parallel</text:span>MC.xml следующего вида (или скорректировать пример <text:span text:style-name="T33">job_local_parallel_runMC.xml</text:span>):</text:p>
      <text:p text:style-name="P19">&lt;job&gt;</text:p>
      <text:p text:style-name="P19"><text:s/>&lt;macro name="$VMCWORKDIR/macro/mpd/runMC.C" start_event="0" count_event="100000"/&gt;</text:p>
      <text:p text:style-name="P19"><text:s/>&lt;file input="auau.09gev.mbias.98k.ftn14" output="$VMCWORKDIR/macro/mpd/evetest.root" parallel_mode="4"/&gt;</text:p>
      <text:p text:style-name="P19"><text:s/>&lt;run mode="local" count="<text:span text:style-name="T31">0</text:span>" config="$VMCWORKDIR/build/config.sh" logs="simulation.log"/&gt;</text:p>
      <text:p text:style-name="P19">&lt;/job&gt;</text:p>
      <text:p text:style-name="P6">- Убедиться, что среда окружения находится по пути, указанном в параметре <text:span text:style-name="T59">config</text:span> (в данном случае - $VMCWORKDIR/build/config.sh)</text:p>
      <text:p text:style-name="P2">- Запустить планировщик с созданным заданием <text:span text:style-name="T34">при помощи команды:</text:span></text:p>
      <text:p text:style-name="P7">mpd-scheduler <text:s/>job<text:span text:style-name="T32">Parallel</text:span>MC.xml</text:p>
      <text:p text:style-name="P34">В данном случае производится запуск макроса r<text:span text:style-name="T35">unMC</text:span>.C среды MPDRoot на локальной машине для <text:span text:style-name="T35">параллельного </text:span>моделирования 100 000 событий <text:span text:style-name="T35">одного </text:span>входного файла auau.09gev.mbias.98k.ftn14 (полный путь формируется внутри <text:span text:style-name="T17">самого </text:span>макроса runMC.C), начиная с 0 события. <text:span text:style-name="T36">Количество потоков для параллельного моделирования определяется параметром </text:span><text:span text:style-name="T59">parallel_mode</text:span>, <text:span text:style-name="T36">в данном случае 4. Дополнительно, количество потоков ограничено количеством доступных ядер процессоров (параметр </text:span><text:span text:style-name="T59">count</text:span><text:span text:style-name="T60">)</text:span>, <text:span text:style-name="T36">в приведённом примере значение 0 означает, что доступны все ядра локальной машины, то есть количество потоков будет равно 4, если машина имеет 4 или более ядер, в противном случае, количество потоков равно количеству ядер компьютера (меньше 4).</text:span></text:p>
      <text:p text:style-name="P31"><text:span text:style-name="T37">Результат моделирования для каждого потока фактически сохраняется в свой промежуточный файл с именем, производным от имени выходного файла </text:span>"$VMCWORKDIR/macro/mpd/evetest.root" <text:span text:style-name="T37">(а именно: </text:span>evetest__<text:span text:style-name="T57">0</text:span>.root, evetest__<text:span text:style-name="T37">1</text:span>.root, evetest__<text:span text:style-name="T37">2</text:span>.root, evetest__<text:span text:style-name="T37">3</text:span>.root<text:span text:style-name="T37">), после получения которых результаты объединяются в один выходной </text:span>файл - $VMCWORKDIR/macro/mpd/evetest.root, <text:span text:style-name="T37">а файлы частичных результатов удаляются</text:span>. <text:span text:style-name="T38">Выполнение задания (поток стандартного вывода и потока </text:span><text:soft-page-break/><text:span text:style-name="T38">ошибок) протоколируется в файл </text:span>simulation.log <text:span text:style-name="T38">и его производные для каждого потока.</text:span></text:p>
      <text:p text:style-name="P38"><text:span text:style-name="T30">1.2.</text:span> <text:span text:style-name="T51">П</text:span>араллельное моделирование для файл<text:span text:style-name="T73">ов генераторов</text:span> <text:span text:style-name="T74">из базы данных симуляции MPD по выбранным параметрам отбора</text:span></text:p>
      <text:p text:style-name="P10">- Создать XML-файл с заданием, например, job<text:span text:style-name="T73">DB</text:span>MC.xml следующего вида (или скорректировать пример <text:span text:style-name="T73">db_job_local_runMC.xml</text:span>):</text:p>
      <text:p text:style-name="P44">&lt;job&gt;</text:p>
      <text:p text:style-name="P44"><text:s/>&lt;macro name="~/mpdroot/macro/mpd/runMC.C" start_event="0" count_event="<text:span text:style-name="T85">500</text:span>"/&gt;</text:p>
      <text:p text:style-name="P44"><text:s/>&lt;file db_input="mpd.jinr.ru,energy=3,gen=urqmd" output="~/mpdroot/macro/mpd/evetest_db_${counter}.root"/&gt;</text:p>
      <text:p text:style-name="P44"><text:s/>&lt;run mode="local" count="4" config="~/mpdroot/build/config.sh" logs="processing.log"/&gt;</text:p>
      <text:p text:style-name="P44">&lt;/job&gt;</text:p>
      <text:p text:style-name="P11">- Убедиться, что среда окружения находится по пути, указанном в параметре <text:span text:style-name="T59">config</text:span> (в данном случае - <text:span text:style-name="T67">~/mpdroot/build/config.sh</text:span>)</text:p>
      <text:p text:style-name="P10">- Запустить планировщик с созданным заданием <text:span text:style-name="T34">при помощи команды:</text:span></text:p>
      <text:p text:style-name="P12">mpd-scheduler <text:s text:c="2"/>job<text:span text:style-name="T73">DB</text:span>MC.xml</text:p>
      <text:p text:style-name="P36">В данном случае производится запуск макроса r<text:span text:style-name="T35">unMC</text:span>.C среды MPDRoot на локальной машине для <text:span text:style-name="T86">параллельного </text:span>моделирования <text:span text:style-name="T86">первых 500</text:span> событий <text:span text:style-name="T86">всех файлов из базы данных симуляции MPD, который удовлетворяют условиям: энергия столкновения равна 3 ГэВ, а генератор событий - UrQMD</text:span>. <text:span text:style-name="T86">Для параллельной обработки полученных из базы данных файлов используются 4 ядра процессора (параметр </text:span><text:span text:style-name="T59">count</text:span><text:span text:style-name="T60">)</text:span>, <text:span text:style-name="T86">где для каждого файла создаётся отдельный поток обработки.</text:span></text:p>
      <text:p text:style-name="P50"><text:span text:style-name="T3">Результат моделирования для каждого </text:span><text:span text:style-name="T10">входного файла</text:span><text:span text:style-name="T3"> сохраняется в свой </text:span><text:span text:style-name="T11">результирующий файл </text:span><text:span text:style-name="T3">с </text:span><text:span text:style-name="T11">шаблоном пути </text:span><text:span text:style-name="T70">"~/mpdroot/macro/mpd/evetest_db_${counter}.root"</text:span><text:span text:style-name="T3">, </text:span><text:span text:style-name="T11">где вместо переменно</text:span><text:span text:style-name="T12">й</text:span><text:span text:style-name="T11"> </text:span><text:span text:style-name="T70">${counter} </text:span><text:span text:style-name="T71">подставляется </text:span><text:span text:style-name="T72">порядковый номер файла при обработке (номер итерации в цикле обработки входных файлов), </text:span><text:span text:style-name="T13">например,</text:span><text:span text:style-name="T3"> </text:span><text:span text:style-name="T70">~/mpdroot/macro/mpd/evetest_db_</text:span><text:span text:style-name="T72">1</text:span><text:span text:style-name="T70">.root</text:span><text:span text:style-name="T4">. Выполнение задания (поток стандартного вывода и потока ошибок) протоколируется в файл </text:span><text:span text:style-name="T70">processing.log</text:span><text:span text:style-name="T4"> и его производные для каждого </text:span><text:span text:style-name="T15">моделирования файла</text:span><text:span text:style-name="T4">.</text:span></text:p>
      <text:p text:style-name="P28"><text:span text:style-name="T40">1.</text:span><text:span text:style-name="T45">3</text:span><text:span text:style-name="T40">.</text:span><text:span text:style-name="T39"> </text:span><text:span text:style-name="T42">П</text:span><text:span text:style-name="T39">араллельн</text:span><text:span text:style-name="T42">ая</text:span><text:span text:style-name="T39"> </text:span><text:span text:style-name="T41">реконструкция </text:span><text:span text:style-name="T42">событий</text:span><text:span text:style-name="T39"> для </text:span><text:span text:style-name="T44">двух</text:span><text:span text:style-name="T39"> </text:span><text:span text:style-name="T43">смоделированн</text:span><text:span text:style-name="T44">ых</text:span><text:span text:style-name="T39"> файл</text:span><text:span text:style-name="T44">ов</text:span></text:p>
      <text:p text:style-name="P9">- Создать XML-файл с заданием, например, job<text:span text:style-name="T32">ParallelReco</text:span>.xml следующего вида (или скорректировать пример <text:span text:style-name="T52">job_local_parallel_reco_2.xml):</text:span></text:p>
      <text:p text:style-name="P23">&lt;job&gt;</text:p>
      <text:p text:style-name="P23"><text:s/>&lt;macro name="$VMCWORKDIR/macro/mpd/reco.C" start_event="0" count_event="<text:span text:style-name="T53">100000</text:span>"/&gt;</text:p>
      <text:p text:style-name="P23"><text:s/>&lt;file input="$VMCWORKDIR/macro/mpd/evetest1.root" output="$VMCWORKDIR/macro/mpd/mpddst1.root" parallel_mode="2"/&gt;</text:p>
      <text:p text:style-name="P23"><text:s/>&lt;file input="$VMCWORKDIR/macro/mpd/evetest2.root" output="$VMCWORKDIR/macro/mpd/mpddst2.root"/&gt;</text:p>
      <text:p text:style-name="P23"><text:s/>&lt;run mode="local" count="<text:span text:style-name="T54">4</text:span>" config="$VMCWORKDIR/build/config.sh" logs="processing.log"/&gt;</text:p>
      <text:p text:style-name="P23"><text:soft-page-break/>&lt;/job&gt;</text:p>
      <text:p text:style-name="P8">- Убедиться, что среда окружения находится по пути, указанном в параметре <text:span text:style-name="T59">config</text:span> (в данном случае - $VMCWORKDIR/build/config.sh)</text:p>
      <text:p text:style-name="P8">- Запустить планировщик с созданным заданием <text:span text:style-name="T34">при помощи команды:</text:span></text:p>
      <text:p text:style-name="P8">mpd-scheduler <text:s/>job<text:span text:style-name="T32">ParallelReco</text:span>.xml</text:p>
      <text:p text:style-name="P30">В данном случае производится запуск макроса r<text:span text:style-name="T55">eco</text:span>.C среды MPDRoot на локальной машине для <text:span text:style-name="T35">параллельной реконструкции</text:span> 100 000 событий <text:span text:style-name="T56">смоделированного </text:span>файл<text:span text:style-name="T56">а $VMCWORKDIR/macro/mpd/evetest1.root и $VMCWORKDIR/macro/mpd/evetest2.root</text:span>, начиная с 0 событи<text:span text:style-name="T58">я. Общее количество параллельных потоков ограничено параметром </text:span><text:span text:style-name="T61">count</text:span><text:span text:style-name="T58"> (числом выделенных ядер процессора), в данном случае 4. </text:span></text:p>
      <text:p text:style-name="P40"><text:span text:style-name="T36">Количество потоков для параллельной реконструкции данных первого файла определяется параметром </text:span><text:span text:style-name="T59">parallel_mode</text:span>, <text:span text:style-name="T36">в данном случае равного 2. Для второго файла создаётся один отдельный поток (по-умолчанию, </text:span><text:span text:style-name="T59">parallel_mode</text:span><text:span text:style-name="T36"> равен 1). В итоге, для выполнения данного задания будет создано 3 параллельных потока.</text:span></text:p>
      <text:p text:style-name="P35"><text:span text:style-name="T3">Результат </text:span><text:span text:style-name="T5">реконструкции данных первого файла</text:span><text:span text:style-name="T3"> для каждого потока сохраняется в свой выходной файл, производный от имени </text:span><text:span text:style-name="T2">"$VMCWORKDIR/macro/mpd/</text:span><text:span text:style-name="T5">mpddst1</text:span><text:span text:style-name="T2">.root" </text:span><text:span text:style-name="T3">(а именно: </text:span><text:span text:style-name="T5">mpddst1</text:span><text:span text:style-name="T2">__</text:span><text:span text:style-name="T3">0</text:span><text:span text:style-name="T2">.root, </text:span><text:span text:style-name="T5">mpddst1</text:span><text:span text:style-name="T2">__</text:span><text:span text:style-name="T3">1</text:span><text:span text:style-name="T2">.root</text:span><text:span text:style-name="T3">), после получения которых результаты объединяются в один </text:span><text:span text:style-name="T2">файл - $VMCWORKDIR/macro/mpd/</text:span><text:span text:style-name="T5">mpddst1</text:span><text:span text:style-name="T2">.root, </text:span><text:span text:style-name="T3">а файлы частичных результатов удаляются</text:span><text:span text:style-name="T2">. </text:span><text:span text:style-name="T3">Результат </text:span><text:span text:style-name="T5">реконструкции данных </text:span><text:span text:style-name="T7">второго</text:span><text:span text:style-name="T5"> файла</text:span><text:span text:style-name="T3"> </text:span><text:span text:style-name="T7">сохраняется в файл </text:span><text:span text:style-name="T69">$VMCWORKDIR/macro/mpd/mpddst2.root</text:span><text:span text:style-name="T7">.</text:span><text:span text:style-name="T3"> </text:span><text:span text:style-name="T4">Выполнение задани</text:span><text:span text:style-name="T6">й</text:span><text:span text:style-name="T4"> (поток</text:span><text:span text:style-name="T6">и</text:span><text:span text:style-name="T4"> стандартного вывода и поток</text:span><text:span text:style-name="T6">и</text:span><text:span text:style-name="T4"> ошибок) протоколир</text:span><text:span text:style-name="T8">уе</text:span><text:span text:style-name="T4">тся в файл </text:span><text:span text:style-name="T6">processing</text:span><text:span text:style-name="T2">.log </text:span><text:span text:style-name="T4">и его производные для каждого потока.</text:span></text:p>
      <text:p text:style-name="P13"/>
      <text:p text:style-name="P18"><text:span text:style-name="T75">2</text:span>. Параллельная обработка <text:span text:style-name="T48">заданий </text:span><text:span text:style-name="T2">(макросов ROOT) </text:span>на <text:span text:style-name="T76">кластере NICA</text:span>.</text:p>
      <text:p text:style-name="P39"><text:span text:style-name="T76">2.1.</text:span> <text:span text:style-name="T51">П</text:span>араллельное моделирование для одного входного файла выбранного генератора</text:p>
      <text:p text:style-name="P42">- Создать XML-файл с заданием, например, job<text:span text:style-name="T32">Parallel</text:span>MC.xml следующего вида (или скорректировать пример <text:span text:style-name="T77">job_global_parallel_runMC.xml</text:span>):</text:p>
      <text:p text:style-name="P43">&lt;job&gt;</text:p>
      <text:p text:style-name="P43"><text:s/>&lt;macro name="~/mpdroot/macro/mpd/runMC.C"/&gt;</text:p>
      <text:p text:style-name="P43"><text:s/>&lt;file input="/nica/mpd1/data4mpd/UrQMD/1.3/auau.09gev.mbias.98k.ftn14" output="~/mpdroot/macro/mpd/evetest.root" parallel_mode="3" start_event="<text:span text:style-name="T80">1000</text:span>" count_event="100000" merge="false"/&gt;</text:p>
      <text:p text:style-name="P43"><text:s/>&lt;run mode="global" count="0" config="~/mpdroot/build/config.sh"/&gt;</text:p>
      <text:p text:style-name="P43">&lt;/job&gt;</text:p>
      <text:p text:style-name="P15">- Убедиться, что среда окружения находится по пути, указанном в параметре <text:span text:style-name="T59">config</text:span> (в данном случае - <text:span text:style-name="T68">~/mpdroot/build/config.sh</text:span>)</text:p>
      <text:p text:style-name="P14">- Запустить планировщик с созданным заданием <text:span text:style-name="T34">при помощи команды:</text:span></text:p>
      <text:p text:style-name="P14">mpd-scheduler <text:s/>job<text:span text:style-name="T32">Parallel</text:span>MC.xml</text:p>
      <text:p text:style-name="P52">В данном случае производится запуск макроса r<text:span text:style-name="T35">unMC</text:span>.C среды MPDRoot на <text:span text:style-name="T79">кластере </text:span><text:soft-page-break/><text:span text:style-name="T79">NICA</text:span> для <text:span text:style-name="T35">параллельного </text:span>моделирования 100 000 событий <text:span text:style-name="T35">одного </text:span>входного файла <text:span text:style-name="T78">по пути</text:span> <text:span text:style-name="T68">/nica/mpd1/data4mpd/UrQMD/1.3/auau.09gev.mbias.98k.ftn14</text:span>, начиная с <text:span text:style-name="T81">1000</text:span> события. <text:span text:style-name="T36">Количество заданий на кластере для параллельного моделирования определяется параметром </text:span><text:span text:style-name="T59">parallel_mode</text:span>, <text:span text:style-name="T36">в данном случае равно 3. Количество заданий системы планирования может быть ограничено количеством доступных ядер процессоров (параметр </text:span><text:span text:style-name="T59">count</text:span><text:span text:style-name="T60">)</text:span>, <text:span text:style-name="T36">в приведённом примере значение 0 означает, что доступны все ядра кластера NICA, то есть количество параллельно исполняющихся заданий будет равно 3.</text:span></text:p>
      <text:p text:style-name="P55"><text:span text:style-name="T49">После запуска задания появляется сообщение вида: ''mpd-scheduler$ Job has been started with ID: 3. Enter 'qstat' command to check status''. При помощи приведённой команды qstat можно просмотреть состояние выполняемого задания.</text:span></text:p>
      <text:p text:style-name="P47"><text:span text:style-name="T37">Результат моделирования для каждого задания сохраняется в свой файл с именем, производным от имени выходного файла </text:span>"<text:span text:style-name="T79">~/mpdroot/macro/mpd/evetest.root</text:span>" <text:span text:style-name="T37">(а именно: </text:span>evetest__<text:span text:style-name="T82">1</text:span>.root, evetest__<text:span text:style-name="T82">2</text:span>.root, evetest__<text:span text:style-name="T82">3</text:span>.root<text:span text:style-name="T37">), и эти файлы частичных результатов в примере не объединяются в один выходной </text:span>файл - <text:span text:style-name="T79">~/mpdroot/macro/mpd/evetest.root, так как параметр </text:span><text:span text:style-name="T63">merge</text:span><text:span text:style-name="T79"> установлен в значение</text:span><text:span text:style-name="T64"> </text:span><text:span text:style-name="T79">"false"</text:span>. <text:span text:style-name="T38">Выполнение параллельных заданий протоколируется в файлы вида mpd-task.oN</text:span><text:span text:style-name="T83">зада</text:span><text:span text:style-name="T84">н</text:span><text:span text:style-name="T83">и</text:span><text:span text:style-name="T84">я</text:span><text:span text:style-name="T38">. Если бы параметр </text:span><text:span text:style-name="T65">merge</text:span><text:span text:style-name="T38"> отсутствовал или был установлен в "true", то файлы с частичным результатом были бы объединены при помощи дополнительного задания, поток вывода и ошибок которого пишется в файл вида mpd-union.oN</text:span><text:span text:style-name="T83">зада</text:span><text:span text:style-name="T84">н</text:span><text:span text:style-name="T83">и</text:span><text:span text:style-name="T84">я</text:span><text:span text:style-name="T38">.</text:span></text:p>
      <text:p text:style-name="P54"><text:span text:style-name="T46">2</text:span><text:span text:style-name="T40">.</text:span><text:span text:style-name="T46">2</text:span><text:span text:style-name="T40">.</text:span><text:span text:style-name="T39"> </text:span><text:span text:style-name="T42">П</text:span><text:span text:style-name="T39">араллельн</text:span><text:span text:style-name="T42">ая</text:span><text:span text:style-name="T39"> </text:span><text:span text:style-name="T41">реконструкция </text:span><text:span text:style-name="T42">событий</text:span><text:span text:style-name="T39"> для </text:span><text:span text:style-name="T44">двух</text:span><text:span text:style-name="T39"> </text:span><text:span text:style-name="T43">смоделированн</text:span><text:span text:style-name="T44">ых</text:span><text:span text:style-name="T39"> файл</text:span><text:span text:style-name="T44">ов</text:span></text:p>
      <text:p text:style-name="P46">- Создать XML-файл с заданием, например, job<text:span text:style-name="T32">ParallelReco</text:span>.xml следующего вида (или скорректировать пример <text:span text:style-name="T52">job_local_parallel_reco_2.xml):</text:span></text:p>
      <text:p text:style-name="P45">&lt;job&gt;</text:p>
      <text:p text:style-name="P45"><text:s/>&lt;macro name="$VMCWORKDIR/macro/mpd/reco.C" start_event="0" count_event="<text:span text:style-name="T53">100000</text:span>"/&gt;</text:p>
      <text:p text:style-name="P45"><text:s/>&lt;file input="$VMCWORKDIR/macro/mpd/evetest1.root" output="$VMCWORKDIR/macro/mpd/mpddst1.root" parallel_mode="2"/&gt;</text:p>
      <text:p text:style-name="P45"><text:s/>&lt;file input="$VMCWORKDIR/macro/mpd/evetest2.root" output="$VMCWORKDIR/macro/mpd/mpddst2.root"/&gt;</text:p>
      <text:p text:style-name="P45"><text:s/>&lt;run mode="local" count="<text:span text:style-name="T54">4</text:span>" config="$VMCWORKDIR/build/config.sh" logs="processing.log"/&gt;</text:p>
      <text:p text:style-name="P45">&lt;/job&gt;</text:p>
      <text:p text:style-name="P46">- Убедиться, что среда окружения находится по пути, указанном в параметре <text:span text:style-name="T59">config</text:span> (в данном случае - $VMCWORKDIR/build/config.sh)</text:p>
      <text:p text:style-name="P46">- Запустить планировщик с созданным заданием <text:span text:style-name="T34">при помощи команды:</text:span></text:p>
      <text:p text:style-name="P46">mpd-scheduler <text:s/>job<text:span text:style-name="T32">ParallelReco</text:span>.xml</text:p>
      <text:p text:style-name="P53">В данном случае производится запуск макроса r<text:span text:style-name="T55">eco</text:span>.C среды MPDRoot на локальной машине для <text:span text:style-name="T35">параллельной реконструкции</text:span> 100 000 событий <text:span text:style-name="T56">смоделированного </text:span>файл<text:span text:style-name="T56">а $VMCWORKDIR/macro/mpd/evetest1.root и $VMCWORKDIR/macro/mpd/evetest2.root</text:span>, <text:soft-page-break/>начиная с 0 событи<text:span text:style-name="T58">я. Общее количество параллельных потоков ограничено параметром </text:span><text:span text:style-name="T61">count</text:span><text:span text:style-name="T58"> (числом выделенных ядер процессора), в данном случае 4. </text:span></text:p>
      <text:p text:style-name="P51"><text:span text:style-name="T36">Количество потоков для параллельной реконструкции данных первого файла определяется параметром </text:span><text:span text:style-name="T59">parallel_mode</text:span>, <text:span text:style-name="T36">в данном случае равного 2. Для второго файла создаётся один отдельный поток (по-умолчанию, </text:span><text:span text:style-name="T59">parallel_mode</text:span><text:span text:style-name="T36"> равен 1). В итоге, для выполнения данного задания будет создано 3 параллельных потока.</text:span></text:p>
      <text:p text:style-name="P48"><text:span text:style-name="T3">Результат </text:span><text:span text:style-name="T5">реконструкции данных первого файла</text:span><text:span text:style-name="T3"> для каждого потока сохраняется в свой выходной файл, производный от имени </text:span><text:span text:style-name="T2">"$VMCWORKDIR/macro/mpd/</text:span><text:span text:style-name="T5">mpddst1</text:span><text:span text:style-name="T2">.root" </text:span><text:span text:style-name="T3">(а именно: </text:span><text:span text:style-name="T5">mpddst1</text:span><text:span text:style-name="T2">__</text:span><text:span text:style-name="T3">0</text:span><text:span text:style-name="T2">.root, </text:span><text:span text:style-name="T5">mpddst1</text:span><text:span text:style-name="T2">__</text:span><text:span text:style-name="T3">1</text:span><text:span text:style-name="T2">.root</text:span><text:span text:style-name="T3">), после получения которых результаты объединяются в один </text:span><text:span text:style-name="T2">файл - $VMCWORKDIR/macro/mpd/</text:span><text:span text:style-name="T5">mpddst1</text:span><text:span text:style-name="T2">.root, </text:span><text:span text:style-name="T3">а файлы частичных результатов удаляются</text:span><text:span text:style-name="T2">. </text:span><text:span text:style-name="T3">Результат </text:span><text:span text:style-name="T5">реконструкции данных </text:span><text:span text:style-name="T7">второго</text:span><text:span text:style-name="T5"> файла</text:span><text:span text:style-name="T3"> </text:span><text:span text:style-name="T7">сохраняется в файл </text:span><text:span text:style-name="T16">$VMCWORKDIR/macro/mpd/mpddst2.root</text:span><text:span text:style-name="T7">.</text:span><text:span text:style-name="T3"> </text:span><text:span text:style-name="T4">Выполнение задани</text:span><text:span text:style-name="T6">й</text:span><text:span text:style-name="T4"> (поток</text:span><text:span text:style-name="T6">и</text:span><text:span text:style-name="T4"> стандартного вывода и поток</text:span><text:span text:style-name="T6">и</text:span><text:span text:style-name="T4"> ошибок) протоколир</text:span><text:span text:style-name="T8">уе</text:span><text:span text:style-name="T4">тся в файл </text:span><text:span text:style-name="T6">processing</text:span><text:span text:style-name="T2">.log </text:span><text:span text:style-name="T4">и его производные для каждого поток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in" fo:margin-right="0.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11</meta:editing-cycles>
    <meta:editing-duration>P1DT13H30M10S</meta:editing-duration>
    <dc:date>2014-12-29T15:45:19.897419758</dc:date>
    <meta:generator>LibreOffice/4.3.3.2$Linux_X86_64 LibreOffice_project/430m0$Build-2</meta:generator>
    <meta:document-statistic meta:table-count="0" meta:image-count="0" meta:object-count="0" meta:page-count="7" meta:paragraph-count="116" meta:word-count="1600" meta:character-count="14960" meta:non-whitespace-character-count="13437"/>
  </office:meta>
</office:document-meta>
</file>